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/home/jannie/Projects/canvas-workstation/src/app/app.component.css</text:p>
          </table:table-cell>
          <table:table-cell office:value-type="float" office:value="414" calcext:value-type="float">
            <text:p>41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B2]+[.C2]+[.D2]"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app.component.html</text:p>
          </table:table-cell>
          <table:table-cell office:value-type="float" office:value="4240" calcext:value-type="float">
            <text:p>4240</text:p>
          </table:table-cell>
          <table:table-cell office:value-type="float" office:value="286" calcext:value-type="float">
            <text:p>286</text:p>
          </table:table-cell>
          <table:table-cell office:value-type="float" office:value="437" calcext:value-type="float">
            <text:p>437</text:p>
          </table:table-cell>
          <table:table-cell table:formula="of:=[.B3]+[.C3]+[.D3]" office:value-type="float" office:value="4963" calcext:value-type="float">
            <text:p>4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app.component.ts</text:p>
          </table:table-cell>
          <table:table-cell office:value-type="float" office:value="7006" calcext:value-type="float">
            <text:p>7006</text:p>
          </table:table-cell>
          <table:table-cell office:value-type="float" office:value="1439" calcext:value-type="float">
            <text:p>1439</text:p>
          </table:table-cell>
          <table:table-cell office:value-type="float" office:value="2176" calcext:value-type="float">
            <text:p>2176</text:p>
          </table:table-cell>
          <table:table-cell table:formula="of:=[.B4]+[.C4]+[.D4]" office:value-type="float" office:value="10621" calcext:value-type="float">
            <text:p>106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app.module.ts</text:p>
          </table:table-cell>
          <table:table-cell office:value-type="float" office:value="268" calcext:value-type="float">
            <text:p>26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[.B5]+[.C5]+[.D5]"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authguard.service.ts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a.datagrid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]+[.C8]+[.D8]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a.datagrid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9]+[.C9]+[.D9]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a.datagrid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B10]+[.C10]+[.D10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auditTrail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1]+[.C11]+[.D11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auditTrail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]+[.C12]+[.D12]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auditTrail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3]+[.C13]+[.D13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messageContent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4]+[.C14]+[.D14]"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messageContent.component.html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5]+[.C15]+[.D15]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messageContent.component.ts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B16]+[.C16]+[.D16]"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messages.component.css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formula="of:=[.B17]+[.C17]+[.D17]"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messages.component.htm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]+[.C18]+[.D18]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messages.component.ts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[.B19]+[.C19]+[.D19]"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sendemail.component.css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0]+[.C20]+[.D20]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sendemail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1]+[.C21]+[.D21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sendemail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2]+[.C22]+[.D22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sendmessage.component.cs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+[.C23]+[.D23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sendmessage.component.ht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4]+[.C24]+[.D24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sendmessage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5]+[.C25]+[.D25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systemMessage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6]+[.C26]+[.D26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systemMessages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7]+[.C27]+[.D27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systemMessages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8]+[.C28]+[.D28]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taskadd.component.css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29]+[.C29]+[.D29]"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taskadd.component.html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30]+[.C30]+[.D30]"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taskadd.component.ts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[.B31]+[.C31]+[.D31]"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tasks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B32]+[.C32]+[.D32]"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tasks.component.html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B33]+[.C33]+[.D33]"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laborate.task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B34]+[.C34]+[.D34]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our.picker.component.cs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]+[.C35]+[.D35]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our.picker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+[.C36]+[.D36]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colour.picker.component.t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7]+[.C37]+[.D37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comments.component.css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38]+[.C38]+[.D38]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comments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39]+[.C39]+[.D39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comments.component.ts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formula="of:=[.B40]+[.C40]+[.D40]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ataquality.component.css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41]+[.C41]+[.D41]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ataquality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B42]+[.C42]+[.D42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ataquality.component.ts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[.B43]+[.C43]+[.D43]"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elete.component.css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44]+[.C44]+[.D44]"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elete.component.htm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45]+[.C45]+[.D45]"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elete.component.ts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6]+[.C46]+[.D46]"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eleteBulk.component.cs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7]+[.C47]+[.D47]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eleteBulk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48]+[.C48]+[.D48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eleteBulk.component.ts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9]+[.C49]+[.D49]"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escription.component.css</text:p>
          </table:table-cell>
          <table:table-cell office:value-type="float" office:value="283" calcext:value-type="float">
            <text:p>28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50]+[.C50]+[.D50]"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escription.component.html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51]+[.C51]+[.D51]"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escription.component.ts</text:p>
          </table:table-cell>
          <table:table-cell office:value-type="float" office:value="234" calcext:value-type="float">
            <text:p>23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52]+[.C52]+[.D52]"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iscard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53]+[.C53]+[.D53]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iscard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54]+[.C54]+[.D5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discard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B55]+[.C55]+[.D55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export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56]+[.C56]+[.D56]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export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7]+[.C57]+[.D57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export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58]+[.C58]+[.D58]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help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59]+[.C59]+[.D59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help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60]+[.C60]+[.D60]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help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B61]+[.C61]+[.D61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new.component.css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62]+[.C62]+[.D62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new.component.html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3]+[.C63]+[.D63]"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new.component.ts</text:p>
          </table:table-cell>
          <table:table-cell office:value-type="float" office:value="291" calcext:value-type="float">
            <text:p>29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formula="of:=[.B64]+[.C64]+[.D64]"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open.component.css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B65]+[.C65]+[.D65]"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open.component.html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B66]+[.C66]+[.D66]"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open.component.ts</text:p>
          </table:table-cell>
          <table:table-cell office:value-type="float" office:value="466" calcext:value-type="float">
            <text:p>466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formula="of:=[.B67]+[.C67]+[.D67]"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print.component.css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68]+[.C68]+[.D68]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print.component.htm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9]+[.C69]+[.D69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print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70]+[.C70]+[.D70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rename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71]+[.C71]+[.D71]"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rename.component.html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72]+[.C72]+[.D72]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rename.component.ts</text:p>
          </table:table-cell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formula="of:=[.B73]+[.C73]+[.D73]"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ave.component.css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74]+[.C74]+[.D74]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av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5]+[.C75]+[.D75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ave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B76]+[.C76]+[.D76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aveas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7]+[.C77]+[.D77]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avea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8]+[.C78]+[.D78]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aveas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79]+[.C79]+[.D79]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0]+[.C80]+[.D80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chedule.component.htm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81]+[.C81]+[.D81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chedule.component.t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82]+[.C82]+[.D82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cheduleEdit.component.css</text:p>
          </table:table-cell>
          <table:table-cell office:value-type="float" office:value="534" calcext:value-type="float">
            <text:p>534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table:formula="of:=[.B83]+[.C83]+[.D83]" office:value-type="float" office:value="633" calcext:value-type="float">
            <text:p>6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cheduleEdit.component.html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84]+[.C84]+[.D84]"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cheduleEdit.component.ts</text:p>
          </table:table-cell>
          <table:table-cell office:value-type="float" office:value="291" calcext:value-type="float">
            <text:p>29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formula="of:=[.B85]+[.C85]+[.D85]"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hare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86]+[.C86]+[.D86]"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hare.component.html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7]+[.C87]+[.D87]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hare.component.ts</text:p>
          </table:table-cell>
          <table:table-cell office:value-type="float" office:value="298" calcext:value-type="float">
            <text:p>298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formula="of:=[.B88]+[.C88]+[.D88]" office:value-type="float" office:value="415" calcext:value-type="float">
            <text:p>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napsho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89]+[.C89]+[.D89]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napshots.component.htm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0]+[.C90]+[.D90]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napshot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[.B91]+[.C91]+[.D91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ubscribe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92]+[.C92]+[.D92]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ubscribe.component.html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3]+[.C93]+[.D93]"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subscribe.component.ts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[.B94]+[.C94]+[.D94]"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ab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95]+[.C95]+[.D95]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ab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6]+[.C96]+[.D96]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ab.component.ts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97]+[.C97]+[.D97]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ags.component.css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98]+[.C98]+[.D98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ags.component.htm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9]+[.C99]+[.D99]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ags.component.ts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[.B100]+[.C100]+[.D100]"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emplate.component.css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1]+[.C101]+[.D101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emplate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02]+[.C102]+[.D102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emplate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103]+[.C103]+[.D103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heme.component.css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104]+[.C104]+[.D104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heme.component.htm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05]+[.C105]+[.D105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heme.component.ts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106]+[.C106]+[.D106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reeview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7]+[.C107]+[.D107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reeview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8]+[.C108]+[.D108]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treeview.component.ts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109]+[.C109]+[.D109]"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usagestat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10]+[.C110]+[.D110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usagestats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11]+[.C111]+[.D111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shboard.usagestats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2]+[.C112]+[.D112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businessGlossary.component.cs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13]+[.C113]+[.D113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businessGlossary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4]+[.C114]+[.D114]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businessGlossary.component.ts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B115]+[.C115]+[.D115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combination.append.component.cs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6]+[.C116]+[.D116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combination.append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17]+[.C117]+[.D117]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combination.append.component.ts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[.B118]+[.C118]+[.D118]"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combination.component.css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119]+[.C119]+[.D119]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combination.component.html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20]+[.C120]+[.D120]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combination.component.ts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[.B121]+[.C121]+[.D121]"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createDS.sqlEditor.component.css</text:p>
          </table:table-cell>
          <table:table-cell office:value-type="float" office:value="526" calcext:value-type="float">
            <text:p>526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formula="of:=[.B122]+[.C122]+[.D122]" office:value-type="float" office:value="644" calcext:value-type="float">
            <text:p>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createDS.sqlEditor.component.html</text:p>
          </table:table-cell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formula="of:=[.B123]+[.C123]+[.D123]"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createDS.sqlEditor.component.ts</text:p>
          </table:table-cell>
          <table:table-cell office:value-type="float" office:value="395" calcext:value-type="float">
            <text:p>395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formula="of:=[.B124]+[.C124]+[.D124]" office:value-type="float" office:value="577" calcext:value-type="float">
            <text:p>5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Overview.component.css</text:p>
          </table:table-cell>
          <table:table-cell office:value-type="float" office:value="527" calcext:value-type="float">
            <text:p>52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[.B125]+[.C125]+[.D125]" office:value-type="float" office:value="661" calcext:value-type="float">
            <text:p>6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Overview.component.html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[.B126]+[.C126]+[.D126]" office:value-type="float" office:value="429" calcext:value-type="float">
            <text:p>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Overview.component.ts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[.B127]+[.C127]+[.D127]"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28]+[.C128]+[.D128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Schedule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29]+[.C129]+[.D129]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Schedule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30]+[.C130]+[.D130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ScheduleEdit.component.css</text:p>
          </table:table-cell>
          <table:table-cell office:value-type="float" office:value="541" calcext:value-type="float">
            <text:p>54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B131]+[.C131]+[.D131]"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ScheduleEdit.component.html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32]+[.C132]+[.D132]"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ScheduleEdit.component.ts</text:p>
          </table:table-cell>
          <table:table-cell office:value-type="float" office:value="323" calcext:value-type="float">
            <text:p>323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formula="of:=[.B133]+[.C133]+[.D133]"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Usage.component.cs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34]+[.C134]+[.D134]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Usage.component.htm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5]+[.C135]+[.D135]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atasourceUsage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B136]+[.C136]+[.D136]"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eleteDatasource.component.css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7]+[.C137]+[.D137]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eleteDatasource.component.htm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38]+[.C138]+[.D138]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eleteDatasource.component.ts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39]+[.C139]+[.D139]"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escription.component.css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B140]+[.C140]+[.D140]"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escription.component.html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41]+[.C141]+[.D141]"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escription.component.ts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B142]+[.C142]+[.D142]"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ction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43]+[.C143]+[.D143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ctionary.component.ht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4]+[.C144]+[.D144]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ction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45]+[.C145]+[.D145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export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46]+[.C146]+[.D146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export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47]+[.C147]+[.D147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export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B148]+[.C148]+[.D148]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fileCSV.component.css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149]+[.C149]+[.D149]"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fileCSV.component.html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150]+[.C150]+[.D150]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fileCSV.component.ts</text:p>
          </table:table-cell>
          <table:table-cell office:value-type="float" office:value="320" calcext:value-type="float">
            <text:p>320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formula="of:=[.B151]+[.C151]+[.D151]"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fileJSON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152]+[.C152]+[.D152]"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fileJSON.component.htm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53]+[.C153]+[.D153]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fileJSON.component.ts</text:p>
          </table:table-cell>
          <table:table-cell office:value-type="float" office:value="334" calcext:value-type="float">
            <text:p>33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formula="of:=[.B154]+[.C154]+[.D154]" office:value-type="float" office:value="457" calcext:value-type="float">
            <text:p>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fileSpreadsheet.component.css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155]+[.C155]+[.D155]"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fileSpreadsheet.component.html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56]+[.C156]+[.D156]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fileSpreadsheet.component.ts</text:p>
          </table:table-cell>
          <table:table-cell office:value-type="float" office:value="386" calcext:value-type="float">
            <text:p>386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formula="of:=[.B157]+[.C157]+[.D157]"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googleSheets.component.css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B158]+[.C158]+[.D158]"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googleSheets.component.html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59]+[.C159]+[.D159]"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googleSheets.component.ts</text:p>
          </table:table-cell>
          <table:table-cell office:value-type="float" office:value="259" calcext:value-type="float">
            <text:p>25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[.B160]+[.C160]+[.D160]"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import.component.css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61]+[.C161]+[.D161]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import.component.htm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62]+[.C162]+[.D162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import.component.ts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[.B163]+[.C163]+[.D163]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Nosql.component.css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164]+[.C164]+[.D164]"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Nosql.component.html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65]+[.C165]+[.D165]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Nosql.component.ts</text:p>
          </table:table-cell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[.B166]+[.C166]+[.D166]" office:value-type="float" office:value="394" calcext:value-type="float">
            <text:p>3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queryBuilder.component.css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B167]+[.C167]+[.D167]"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queryBuilder.component.html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168]+[.C168]+[.D168]"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queryBuilder.component.ts</text:p>
          </table:table-cell>
          <table:table-cell office:value-type="float" office:value="437" calcext:value-type="float">
            <text:p>437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formula="of:=[.B169]+[.C169]+[.D169]"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service.component.css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B170]+[.C170]+[.D170]"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service.component.htm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71]+[.C171]+[.D171]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servic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172]+[.C172]+[.D172]"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sqlEditor.component.css</text:p>
          </table:table-cell>
          <table:table-cell office:value-type="float" office:value="371" calcext:value-type="float">
            <text:p>37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[.B173]+[.C173]+[.D173]" office:value-type="float" office:value="453" calcext:value-type="float">
            <text:p>4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sqlEditor.component.html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174]+[.C174]+[.D174]"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sqlEditor.component.ts</text:p>
          </table:table-cell>
          <table:table-cell office:value-type="float" office:value="338" calcext:value-type="float">
            <text:p>338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formula="of:=[.B175]+[.C175]+[.D175]" office:value-type="float" office:value="470" calcext:value-type="float">
            <text:p>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web.component.css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B176]+[.C176]+[.D176]"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web.component.html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77]+[.C177]+[.D177]"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direct.web.component.ts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178]+[.C178]+[.D178]"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editDatasource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9]+[.C179]+[.D179]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editDatasource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0]+[.C180]+[.D180]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editDatasource.component.ts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B181]+[.C181]+[.D181]"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busGlossary.component.css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2]+[.C182]+[.D18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busGlossary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3]+[.C183]+[.D183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busGlossary.component.ts</text:p>
          </table:table-cell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[.B184]+[.C184]+[.D184]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connection.component.css</text:p>
          </table:table-cell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B185]+[.C185]+[.D185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connection.component.html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86]+[.C186]+[.D186]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connection.component.ts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[.B187]+[.C187]+[.D187]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dataDictionary.component.css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8]+[.C188]+[.D188]"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dataDictionary.component.htm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9]+[.C189]+[.D189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dataDictionary.component.ts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B190]+[.C190]+[.D190]"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dataOwnership.component.cs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B191]+[.C191]+[.D191]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dataOwnership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92]+[.C192]+[.D192]"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dataOwnership.component.ts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formula="of:=[.B193]+[.C193]+[.D193]"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dataQuality.component.css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B194]+[.C194]+[.D194]"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dataQuality.component.html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95]+[.C195]+[.D195]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dataQuality.component.ts</text:p>
          </table:table-cell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[.B196]+[.C196]+[.D196]"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graph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197]+[.C197]+[.D197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graphqlEditor.component.html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8]+[.C198]+[.D198]"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graphqlEditor.component.ts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9]+[.C199]+[.D199]"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neo4j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0]+[.C200]+[.D200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neo4j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01]+[.C201]+[.D201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neo4jEditor.component.ts</text:p>
          </table:table-cell>
          <table:table-cell office:value-type="float" office:value="310" calcext:value-type="float">
            <text:p>310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202]+[.C202]+[.D202]" office:value-type="float" office:value="407" calcext:value-type="float">
            <text:p>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no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3]+[.C203]+[.D203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no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04]+[.C204]+[.D204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noSqlEditor.component.ts</text:p>
          </table:table-cell>
          <table:table-cell office:value-type="float" office:value="271" calcext:value-type="float">
            <text:p>27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[.B205]+[.C205]+[.D205]"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overlay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6]+[.C206]+[.D206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overlayEditor.component.html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07]+[.C207]+[.D207]"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overlayEditor.component.ts</text:p>
          </table:table-cell>
          <table:table-cell office:value-type="float" office:value="278" calcext:value-type="float">
            <text:p>278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formula="of:=[.B208]+[.C208]+[.D208]"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queryBuilder.component.css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209]+[.C209]+[.D209]"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queryBuilder.component.html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210]+[.C210]+[.D210]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queryBuilder.component.ts</text:p>
          </table:table-cell>
          <table:table-cell office:value-type="float" office:value="463" calcext:value-type="float">
            <text:p>463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formula="of:=[.B211]+[.C211]+[.D211]"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12]+[.C212]+[.D212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13]+[.C213]+[.D213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managed.sqlEditor.component.ts</text:p>
          </table:table-cell>
          <table:table-cell office:value-type="float" office:value="309" calcext:value-type="float">
            <text:p>309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214]+[.C214]+[.D214]" office:value-type="float" office:value="406" calcext:value-type="float">
            <text:p>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refresh.once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5]+[.C215]+[.D215]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refresh.once.component.htm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216]+[.C216]+[.D216]"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refresh.once.component.ts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[.B217]+[.C217]+[.D217]"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refresh.repeat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8]+[.C218]+[.D218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refresh.repeat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19]+[.C219]+[.D219]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refresh.repeat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220]+[.C220]+[.D220]"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share.component.css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B221]+[.C221]+[.D221]"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share.component.html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22]+[.C222]+[.D222]"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share.component.ts</text:p>
          </table:table-cell>
          <table:table-cell office:value-type="float" office:value="277" calcext:value-type="float">
            <text:p>27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formula="of:=[.B223]+[.C223]+[.D223]" office:value-type="float" office:value="379" calcext:value-type="float">
            <text:p>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summ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24]+[.C224]+[.D224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summary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25]+[.C225]+[.D225]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summ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26]+[.C226]+[.D226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transformation.component.css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B227]+[.C227]+[.D227]"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transformation.component.html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28]+[.C228]+[.D228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ata.transformation.component.ts</text:p>
          </table:table-cell>
          <table:table-cell office:value-type="float" office:value="502" calcext:value-type="float">
            <text:p>50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[.B229]+[.C229]+[.D229]" office:value-type="float" office:value="678" calcext:value-type="float">
            <text:p>6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dexieDatabase.ts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table:formula="of:=[.B230]+[.C230]+[.D230]"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excel.service.t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31]+[.C231]+[.D231]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global-function.service.ts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32]+[.C232]+[.D232]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global-variable.service.ts</text:p>
          </table:table-cell>
          <table:table-cell office:value-type="float" office:value="10426" calcext:value-type="float">
            <text:p>10426</text:p>
          </table:table-cell>
          <table:table-cell office:value-type="float" office:value="1469" calcext:value-type="float">
            <text:p>1469</text:p>
          </table:table-cell>
          <table:table-cell office:value-type="float" office:value="2164" calcext:value-type="float">
            <text:p>2164</text:p>
          </table:table-cell>
          <table:table-cell table:formula="of:=[.B233]+[.C233]+[.D233]" office:value-type="float" office:value="14059" calcext:value-type="float">
            <text:p>140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groups.component.cs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34]+[.C234]+[.D234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groups.component.html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B235]+[.C235]+[.D235]"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groups.component.ts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formula="of:=[.B236]+[.C236]+[.D236]"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7]+[.C237]+[.D237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38]+[.C238]+[.D238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239]+[.C239]+[.D239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0]+[.C240]+[.D24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Installation Notes.md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table:formula="of:=[.B241]+[.C241]+[.D241]"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landing.component.css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242]+[.C242]+[.D242]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landing.component.htm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43]+[.C243]+[.D243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landing.component.ts</text:p>
          </table:table-cell>
          <table:table-cell office:value-type="float" office:value="199" calcext:value-type="float">
            <text:p>199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formula="of:=[.B244]+[.C244]+[.D244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login.component.css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B245]+[.C245]+[.D245]"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login.component.html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246]+[.C246]+[.D246]"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login.component.ts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B247]+[.C247]+[.D247]"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logout.component.cs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248]+[.C248]+[.D248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logout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9]+[.C249]+[.D249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logout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B250]+[.C250]+[.D250]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manage.colours.component.css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251]+[.C251]+[.D251]"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manage.colours.component.htm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52]+[.C252]+[.D252]"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manage.colours.component.ts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formula="of:=[.B253]+[.C253]+[.D253]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models.ts</text:p>
          </table:table-cell>
          <table:table-cell office:value-type="float" office:value="1334" calcext:value-type="float">
            <text:p>1334</text:p>
          </table:table-cell>
          <table:table-cell office:value-type="float" office:value="1272" calcext:value-type="float">
            <text:p>1272</text:p>
          </table:table-cell>
          <table:table-cell office:value-type="float" office:value="164" calcext:value-type="float">
            <text:p>164</text:p>
          </table:table-cell>
          <table:table-cell table:formula="of:=[.B254]+[.C254]+[.D254]" office:value-type="float" office:value="2770" calcext:value-type="float">
            <text:p>27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mypermissions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255]+[.C255]+[.D255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mypermissions.component.html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56]+[.C256]+[.D256]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mypermissions.component.ts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B257]+[.C257]+[.D257]"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myprofile.component.css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B258]+[.C258]+[.D258]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myprofile.component.html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9]+[.C259]+[.D259]"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myprofile.component.ts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formula="of:=[.B260]+[.C260]+[.D260]"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61]+[.C261]+[.D261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preferences.component.css</text:p>
          </table:table-cell>
          <table:table-cell office:value-type="float" office:value="331" calcext:value-type="float">
            <text:p>33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B262]+[.C262]+[.D262]" office:value-type="float" office:value="394" calcext:value-type="float">
            <text:p>3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preferences.component.html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63]+[.C263]+[.D263]"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preferences.component.ts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[.B264]+[.C264]+[.D264]"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roadmap.md</text:p>
          </table:table-cell>
          <table:table-cell office:value-type="float" office:value="442" calcext:value-type="float">
            <text:p>442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table:formula="of:=[.B265]+[.C265]+[.D265]"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hape.delet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6]+[.C266]+[.D266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hape.delet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67]+[.C267]+[.D267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hape.delete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268]+[.C268]+[.D268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hape.deleteAll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9]+[.C269]+[.D269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hape.deleteAll.component.htm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70]+[.C270]+[.D270]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hape.deleteAll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B271]+[.C271]+[.D271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hape.editor.component.css</text:p>
          </table:table-cell>
          <table:table-cell office:value-type="float" office:value="773" calcext:value-type="float">
            <text:p>773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table:formula="of:=[.B272]+[.C272]+[.D272]"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hape.editor.component.html</text:p>
          </table:table-cell>
          <table:table-cell office:value-type="float" office:value="1525" calcext:value-type="float">
            <text:p>1525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formula="of:=[.B273]+[.C273]+[.D273]" office:value-type="float" office:value="1704" calcext:value-type="float">
            <text:p>1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hape.editor.component.ts</text:p>
          </table:table-cell>
          <table:table-cell office:value-type="float" office:value="833" calcext:value-type="float">
            <text:p>833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formula="of:=[.B274]+[.C274]+[.D274]" office:value-type="float" office:value="1185" calcext:value-type="float">
            <text:p>1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licer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75]+[.C275]+[.D275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licer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76]+[.C276]+[.D276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licer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77]+[.C277]+[.D277]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licer.editor.component.css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8]+[.C278]+[.D278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licer.editor.component.html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79]+[.C279]+[.D279]"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licer.editor.component.ts</text:p>
          </table:table-cell>
          <table:table-cell office:value-type="float" office:value="415" calcext:value-type="float">
            <text:p>4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[.B280]+[.C280]+[.D280]" office:value-type="float" office:value="594" calcext:value-type="float">
            <text:p>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licer.single.component.c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81]+[.C281]+[.D281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licer.singl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82]+[.C282]+[.D282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licer.single.component.ts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283]+[.C283]+[.D283]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tatusbar.component.css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84]+[.C284]+[.D284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tatusbar.component.html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285]+[.C285]+[.D285]"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tatusbar.component.ts</text:p>
          </table:table-cell>
          <table:table-cell office:value-type="float" office:value="476" calcext:value-type="float">
            <text:p>476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table:formula="of:=[.B286]+[.C286]+[.D286]" office:value-type="float" office:value="651" calcext:value-type="float">
            <text:p>6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ystemsettings.component.css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B287]+[.C287]+[.D287]"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ystemsettings.component.html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88]+[.C288]+[.D288]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systemsettings.component.ts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89]+[.C289]+[.D289]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table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90]+[.C290]+[.D290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table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91]+[.C291]+[.D291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table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92]+[.C292]+[.D292]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table.editor.component.css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B293]+[.C293]+[.D293]"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table.editor.component.html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294]+[.C294]+[.D294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table.editor.component.ts</text:p>
          </table:table-cell>
          <table:table-cell office:value-type="float" office:value="281" calcext:value-type="float">
            <text:p>281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formula="of:=[.B295]+[.C295]+[.D295]"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table.single.component.css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B296]+[.C296]+[.D296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table.single.component.htm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97]+[.C297]+[.D297]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table.single.component.ts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298]+[.C298]+[.D298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99]+[.C299]+[.D299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00]+[.C300]+[.D300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user.palette.buttonbar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301]+[.C301]+[.D301]"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user.palette.buttonbar.component.html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302]+[.C302]+[.D302]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user.palette.buttonbar.component.ts</text:p>
          </table:table-cell>
          <table:table-cell office:value-type="float" office:value="268" calcext:value-type="float">
            <text:p>26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[.B303]+[.C303]+[.D303]"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users.component.css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B304]+[.C304]+[.D304]"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users.component.html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B305]+[.C305]+[.D305]"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users.component.ts</text:p>
          </table:table-cell>
          <table:table-cell office:value-type="float" office:value="367" calcext:value-type="float">
            <text:p>367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table:formula="of:=[.B306]+[.C306]+[.D306]"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ebSocket.service.ts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B307]+[.C307]+[.D307]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ebSocketChat.service.ts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308]+[.C308]+[.D308]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annotations.component.css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9]+[.C309]+[.D309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annotations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310]+[.C310]+[.D310]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annotations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311]+[.C311]+[.D311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heckpoints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12]+[.C312]+[.D312]"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heckpoints.component.html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313]+[.C313]+[.D313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heckpoints.component.ts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314]+[.C314]+[.D314]"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ontainer.component.css</text:p>
          </table:table-cell>
          <table:table-cell office:value-type="float" office:value="318" calcext:value-type="float">
            <text:p>31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[.B315]+[.C315]+[.D315]" office:value-type="float" office:value="379" calcext:value-type="float">
            <text:p>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ontainer.component.html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B316]+[.C316]+[.D316]"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ontainer.component.ts</text:p>
          </table:table-cell>
          <table:table-cell office:value-type="float" office:value="308" calcext:value-type="float">
            <text:p>30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formula="of:=[.B317]+[.C317]+[.D317]"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ontainerStylesAdd.component.css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B318]+[.C318]+[.D318]" office:value-type="float" office:value="366" calcext:value-type="float">
            <text:p>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ontainerStylesAdd.component.html</text:p>
          </table:table-cell>
          <table:table-cell office:value-type="float" office:value="276" calcext:value-type="float">
            <text:p>27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9]+[.C319]+[.D319]"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ontainerStylesAdd.component.ts</text:p>
          </table:table-cell>
          <table:table-cell office:value-type="float" office:value="191" calcext:value-type="float">
            <text:p>19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[.B320]+[.C320]+[.D320]"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ontainerStylesEdit.component.css</text:p>
          </table:table-cell>
          <table:table-cell office:value-type="float" office:value="315" calcext:value-type="float">
            <text:p>3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321]+[.C321]+[.D321]"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ontainerStylesEdit.component.html</text:p>
          </table:table-cell>
          <table:table-cell office:value-type="float" office:value="285" calcext:value-type="float">
            <text:p>28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22]+[.C322]+[.D322]"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containerStylesEdit.component.ts</text:p>
          </table:table-cell>
          <table:table-cell office:value-type="float" office:value="309" calcext:value-type="float">
            <text:p>309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formula="of:=[.B323]+[.C323]+[.D323]"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delete.component.css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24]+[.C324]+[.D324]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delet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325]+[.C325]+[.D325]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delete.component.ts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[.B326]+[.C326]+[.D326]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description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327]+[.C327]+[.D327]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description.component.htm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328]+[.C328]+[.D328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description.component.t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329]+[.C329]+[.D329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editor.componentNEW.css</text:p>
          </table:table-cell>
          <table:table-cell office:value-type="float" office:value="2673" calcext:value-type="float">
            <text:p>2673</text:p>
          </table:table-cell>
          <table:table-cell office:value-type="float" office:value="129" calcext:value-type="float">
            <text:p>129</text:p>
          </table:table-cell>
          <table:table-cell office:value-type="float" office:value="206" calcext:value-type="float">
            <text:p>206</text:p>
          </table:table-cell>
          <table:table-cell table:formula="of:=[.B330]+[.C330]+[.D330]" office:value-type="float" office:value="3008" calcext:value-type="float">
            <text:p>30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editor.componentNEW.html</text:p>
          </table:table-cell>
          <table:table-cell office:value-type="float" office:value="3779" calcext:value-type="float">
            <text:p>3779</text:p>
          </table:table-cell>
          <table:table-cell office:value-type="float" office:value="158" calcext:value-type="float">
            <text:p>158</text:p>
          </table:table-cell>
          <table:table-cell office:value-type="float" office:value="361" calcext:value-type="float">
            <text:p>361</text:p>
          </table:table-cell>
          <table:table-cell table:formula="of:=[.B331]+[.C331]+[.D331]" office:value-type="float" office:value="4298" calcext:value-type="float">
            <text:p>4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editor.componentNEW.ts</text:p>
          </table:table-cell>
          <table:table-cell office:value-type="float" office:value="3433" calcext:value-type="float">
            <text:p>3433</text:p>
          </table:table-cell>
          <table:table-cell office:value-type="float" office:value="648" calcext:value-type="float">
            <text:p>648</text:p>
          </table:table-cell>
          <table:table-cell office:value-type="float" office:value="760" calcext:value-type="float">
            <text:p>760</text:p>
          </table:table-cell>
          <table:table-cell table:formula="of:=[.B332]+[.C332]+[.D332]" office:value-type="float" office:value="4841" calcext:value-type="float">
            <text:p>48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expand.component.css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333]+[.C333]+[.D333]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expand.component.htm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34]+[.C334]+[.D334]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expand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335]+[.C335]+[.D335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expor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6]+[.C336]+[.D336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export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37]+[.C337]+[.D337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export.component.ts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338]+[.C338]+[.D338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hyperlinks.component.css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39]+[.C339]+[.D339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hyperlinks.component.htm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340]+[.C340]+[.D340]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hyperlinks.component.ts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B341]+[.C341]+[.D341]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refresh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42]+[.C342]+[.D342]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43]+[.C343]+[.D343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refresh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44]+[.C344]+[.D344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single.component.cs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45]+[.C345]+[.D345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46]+[.C346]+[.D346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single.component.ts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B347]+[.C347]+[.D347]"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48]+[.C348]+[.D348]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49]+[.C349]+[.D349]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ablist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50]+[.C350]+[.D350]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emplateInsertWidge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51]+[.C351]+[.D351]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emplateInsertWidget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352]+[.C352]+[.D352]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emplateInsertWidget.component.ts</text:p>
          </table:table-cell>
          <table:table-cell office:value-type="float" office:value="194" calcext:value-type="float">
            <text:p>19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formula="of:=[.B353]+[.C353]+[.D353]"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emplateSave.component.css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354]+[.C354]+[.D354]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emplateSave.component.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355]+[.C355]+[.D355]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emplateSave.component.ts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B356]+[.C356]+[.D356]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itle.component.css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B357]+[.C357]+[.D357]"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itle.component.html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358]+[.C358]+[.D358]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home/jannie/Projects/canvas-workstation/src/app/widget.title.component.ts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[.B359]+[.C359]+[.D359]"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/>
          <table:table-cell table:style-name="ce1" table:formula="of:=SUM([.B2:.B359])" office:value-type="float" office:value="87761" calcext:value-type="float">
            <text:p>87761</text:p>
          </table:table-cell>
          <table:table-cell table:style-name="ce1" table:formula="of:=SUM([.C2:.C359])" office:value-type="float" office:value="11493" calcext:value-type="float">
            <text:p>11493</text:p>
          </table:table-cell>
          <table:table-cell table:style-name="ce1" table:formula="of:=SUM([.D2:.D359])" office:value-type="float" office:value="14640" calcext:value-type="float">
            <text:p>14640</text:p>
          </table:table-cell>
          <table:table-cell table:style-name="ce1" table:formula="of:=SUM([.E2:.E359])" office:value-type="float" office:value="113894" calcext:value-type="float">
            <text:p>113894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pp.js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table:formula="of:=[.B363]+[.C363]+[.D363]"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h/auth.js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B364]+[.C364]+[.D364]"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n/server.js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table:formula="of:=[.B365]+[.C365]+[.D365]"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baseConnectors/dbPgWeather.j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66]+[.C366]+[.D366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baseConnectors/mongoLocalDatabase.js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B367]+[.C367]+[.D367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baseConnectors/mysql.datalayer.js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B368]+[.C368]+[.D368]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anvasAuditTrails.model.js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369]+[.C369]+[.D369]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anvasBackgroundcolors.model.js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B370]+[.C370]+[.D370]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anvasBackgroundcolorsDefault.model.js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B371]+[.C371]+[.D371]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anvasComments.model.js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372]+[.C372]+[.D372]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anvasGroups.model.js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373]+[.C373]+[.D373]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anvasMessages.model.js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B374]+[.C374]+[.D374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anvasSettings.model.js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B375]+[.C375]+[.D375]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anvasTasks.model.js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B376]+[.C376]+[.D376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anvasUsers.model.js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[.B377]+[.C377]+[.D377]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lientData.model.js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378]+[.C378]+[.D378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ontainerStyles.model.js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[.B379]+[.C379]+[.D379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counters.model.j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380]+[.C380]+[.D380]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shboardLayouts.model.js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381]+[.C381]+[.D381]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shboardPermissions.model.js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382]+[.C382]+[.D382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shboards.model.js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[.B383]+[.C383]+[.D383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shboardScheduleLog.model.js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384]+[.C384]+[.D38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shboardSchedules.model.js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B385]+[.C385]+[.D385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shboardSnapshots.model.js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B386]+[.C386]+[.D386]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shboardsRecent.model.js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387]+[.C387]+[.D387]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shboardSubscriptions.model.j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B388]+[.C388]+[.D388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shboardTabs.model.js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389]+[.C389]+[.D389]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shboardTags.model.js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390]+[.C390]+[.D390]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shboardThemes.model.js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391]+[.C391]+[.D391]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CachingTable.model.j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B392]+[.C392]+[.D392]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Connections.model.j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B393]+[.C393]+[.D393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Fields.model.js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B394]+[.C394]+[.D394]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Ownerships.model.js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395]+[.C395]+[.D395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QualityIssues.model.js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396]+[.C396]+[.D396]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sets.model.js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B397]+[.C397]+[.D397]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sourcePermissions.model.js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B398]+[.C398]+[.D398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sources.model.js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formula="of:=[.B399]+[.C399]+[.D399]"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sourceScheduleLogs.model.js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B400]+[.C400]+[.D400]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sourceSchedules.model.js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B401]+[.C401]+[.D401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sourceTransformations.model.js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402]+[.C402]+[.D402]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dataTables.model.js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403]+[.C403]+[.D403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paletteButtonBars.model.j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B404]+[.C404]+[.D404]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paletteButtonsSelecteds.model.js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405]+[.C405]+[.D405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statusBarMessageLogs.model.js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406]+[.C406]+[.D406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transformations.model.js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407]+[.C407]+[.D407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widgetCheckpoints.model.js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408]+[.C408]+[.D408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widgetGraphs.model.j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409]+[.C409]+[.D409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widgetLayouts.model.js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410]+[.C410]+[.D410]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widgets.model.js</text:p>
          </table:table-cell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  <table:table-cell office:value-type="float" office:value="56" calcext:value-type="float">
            <text:p>56</text:p>
          </table:table-cell>
          <table:table-cell table:formula="of:=[.B411]+[.C411]+[.D411]"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s/widgetStoredTemplates.model.js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412]+[.C412]+[.D412]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authGitHub.router.js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413]+[.C413]+[.D413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authGoogle.router.js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B414]+[.C414]+[.D414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authLocal.router.js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B415]+[.C415]+[.D415]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canvasData.router.js</text:p>
          </table:table-cell>
          <table:table-cell office:value-type="float" office:value="372" calcext:value-type="float">
            <text:p>372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table:formula="of:=[.B416]+[.C416]+[.D416]" office:value-type="float" office:value="564" calcext:value-type="float">
            <text:p>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clientData.router.js</text:p>
          </table:table-cell>
          <table:table-cell office:value-type="float" office:value="377" calcext:value-type="float">
            <text:p>377</text:p>
          </table:table-cell>
          <table:table-cell office:value-type="float" office:value="229" calcext:value-type="float">
            <text:p>229</text:p>
          </table:table-cell>
          <table:table-cell office:value-type="float" office:value="97" calcext:value-type="float">
            <text:p>97</text:p>
          </table:table-cell>
          <table:table-cell table:formula="of:=[.B417]+[.C417]+[.D417]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index.js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formula="of:=[.B418]+[.C418]+[.D418]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secure-route.j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419]+[.C419]+[.D419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users.js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formula="of:=[.B420]+[.C420]+[.D420]"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s/dataCachingTableMemory.j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21]+[.C421]+[.D421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s/serverVariablesMemory.j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22]+[.C422]+[.D422]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1" table:formula="of:=SUM([.B363:.B422])" office:value-type="float" office:value="3737" calcext:value-type="float">
            <text:p>3737</text:p>
          </table:table-cell>
          <table:table-cell table:style-name="ce1" table:formula="of:=SUM([.C363:.C422])" office:value-type="float" office:value="2222" calcext:value-type="float">
            <text:p>2222</text:p>
          </table:table-cell>
          <table:table-cell table:style-name="ce1" table:formula="of:=SUM([.D363:.D422])" office:value-type="float" office:value="878" calcext:value-type="float">
            <text:p>878</text:p>
          </table:table-cell>
          <table:table-cell table:style-name="ce1" table:formula="of:=SUM([.E363:.E422])" office:value-type="float" office:value="6837" calcext:value-type="float">
            <text:p>683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19:48:58.079760500</dc:date>
    <dc:creator>Dr Jannie Immelman</dc:creator>
    <meta:editing-duration>PT7M10S</meta:editing-duration>
    <meta:editing-cycles>1</meta:editing-cycles>
    <meta:document-statistic meta:table-count="1" meta:cell-count="2108" meta:object-count="0"/>
    <meta:generator>LibreOffice/6.0.7.3$Linux_X86_64 LibreOffice_project/00m0$Build-3</meta:generator>
  </office:meta>
</office:document-meta>
</file>